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style-name="ce1" office:value-type="string">
            <text:p>Speed</text:p>
          </table:table-cell>
          <table:table-cell table:number-columns-repeated="9"/>
          <table:table-cell table:style-name="ce1" office:value-type="string">
            <text:p>Space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ENALTY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 office:value-type="string">
            <text:p>Position</text:p>
          </table:table-cell>
          <table:table-cell/>
          <table:table-cell table:style-name="ce2" office:value-type="string">
            <text:p>PENALTY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 office:value-type="string">
            <text:p>Position</text:p>
          </table:table-cell>
        </table:table-row>
        <table:table-row table:style-name="ro1">
          <table:table-cell office:value-type="string">
            <text:p>rmalloc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B7:.G7])" office:value-type="float" office:value="12">
            <text:p>12</text:p>
          </table:table-cell>
          <table:table-cell table:formula="of:=3" office:value-type="float" office:value="3">
            <text:p>3</text:p>
          </table:table-cell>
          <table:table-cell/>
          <table:table-cell office:value-type="string">
            <text:p>rmalloc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formula="of:=SUM([.L7:.Q7])"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malloc-c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8:.G8])" office:value-type="float" office:value="8">
            <text:p>8</text:p>
          </table:table-cell>
          <table:table-cell table:formula="of:=1" office:value-type="float" office:value="1">
            <text:p>1</text:p>
          </table:table-cell>
          <table:table-cell/>
          <table:table-cell office:value-type="string">
            <text:p>Rmalloc-c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L8:.Q8])"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malloc-c-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B9:.G9])" office:value-type="float" office:value="27">
            <text:p>27</text:p>
          </table:table-cell>
          <table:table-cell table:formula="of:=6" office:value-type="float" office:value="6">
            <text:p>6</text:p>
          </table:table-cell>
          <table:table-cell/>
          <table:table-cell office:value-type="string">
            <text:p>Rmalloc-c-m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formula="of:=SUM([.L9:.Q9])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lmalloc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B10:.G10])" office:value-type="float" office:value="12">
            <text:p>12</text:p>
          </table:table-cell>
          <table:table-cell table:formula="of:=4" office:value-type="float" office:value="4">
            <text:p>4</text:p>
          </table:table-cell>
          <table:table-cell/>
          <table:table-cell office:value-type="string">
            <text:p>dlmallo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L10:.Q10])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emallo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1:.G11])" office:value-type="float" office:value="8">
            <text:p>8</text:p>
          </table:table-cell>
          <table:table-cell table:formula="of:=2" office:value-type="float" office:value="2">
            <text:p>2</text:p>
          </table:table-cell>
          <table:table-cell/>
          <table:table-cell office:value-type="string">
            <text:p>jemalloc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L11:.Q11])" office:value-type="float" office:value="27">
            <text:p>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cmal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B12:.G12])" office:value-type="float" office:value="23">
            <text:p>23</text:p>
          </table:table-cell>
          <table:table-cell table:formula="of:=5" office:value-type="float" office:value="5">
            <text:p>5</text:p>
          </table:table-cell>
          <table:table-cell/>
          <table:table-cell office:value-type="string">
            <text:p>tcmallo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formula="of:=SUM([.L12:.Q12])"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BE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 table:number-columns-repeated="2"/>
          <table:table-cell table:style-name="ce2" office:value-type="string">
            <text:p>BE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rmallo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B15:.G15])"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mal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L15:.Q15])"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malloc-c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16:.G16])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malloc-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L16:.Q16])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malloc-c-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B17:.G17])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Rmalloc-c-m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L17:.Q17])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lmallo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B18:.G18])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lmallo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18:.Q18])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mallo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9:.G19])"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mallo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L19:.Q19])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cmallo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B20:.G20])" office:value-type="float" office:value="22">
            <text:p>2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cmallo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L20:.Q20])"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WOR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 table:number-columns-repeated="2"/>
          <table:table-cell table:style-name="ce2" office:value-type="string">
            <text:p>WOR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rmalloc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23:.G23]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malloc</text:p>
          </table:table-cell>
          <table:table-cell table:number-columns-repeated="6" office:value-type="float" office:value="0">
            <text:p>0</text:p>
          </table:table-cell>
          <table:table-cell table:formula="of:=SUM([.L23:.Q23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malloc-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4:.G24]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malloc-c</text:p>
          </table:table-cell>
          <table:table-cell table:number-columns-repeated="6" office:value-type="float" office:value="0">
            <text:p>0</text:p>
          </table:table-cell>
          <table:table-cell table:formula="of:=SUM([.L24:.Q24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malloc-c-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SUM([.B25:.G25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malloc-c-m</text:p>
          </table:table-cell>
          <table:table-cell table:number-columns-repeated="6" office:value-type="float" office:value="0">
            <text:p>0</text:p>
          </table:table-cell>
          <table:table-cell table:formula="of:=SUM([.L25:.Q25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lmallo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26:.G26])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lmalloc</text:p>
          </table:table-cell>
          <table:table-cell table:number-columns-repeated="6" office:value-type="float" office:value="0">
            <text:p>0</text:p>
          </table:table-cell>
          <table:table-cell table:formula="of:=SUM([.L26:.Q26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mal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B27:.G27])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emalloc</text:p>
          </table:table-cell>
          <table:table-cell table:number-columns-repeated="6" office:value-type="float" office:value="1">
            <text:p>1</text:p>
          </table:table-cell>
          <table:table-cell table:formula="of:=SUM([.L27:.Q27])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cmal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SUM([.B28:.G28])" office:value-type="float" office:value="24">
            <text:p>2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cmallo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formula="of:=SUM([.L28:.Q28])"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AVERAGE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office:value-type="string">
            <text:p>Opera-blank2</text:p>
          </table:table-cell>
          <table:table-cell table:style-name="ce2" office:value-type="string">
            <text:p>SUM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</table:table-row>
        <table:table-row table:style-name="ro1">
          <table:table-cell office:value-type="string">
            <text:p>rmalloc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31:.G31]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Rmalloc-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B32:.G32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Rmalloc-c-m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33:.G33])"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dlmal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B34:.G34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jemalloc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B35:.G35])"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tcmal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SUM([.B36:.G36])"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>
            <text:p>sum penalty</text:p>
          </table:table-cell>
          <table:table-cell office:value-type="string">
            <text:p>penalty</text:p>
          </table:table-cell>
          <table:table-cell office:value-type="string">
            <text:p>best</text:p>
          </table:table-cell>
          <table:table-cell office:value-type="string">
            <text:p>worst</text:p>
          </table:table-cell>
          <table:table-cell office:value-type="string">
            <text:p>AVG PENALTY</text:p>
          </table:table-cell>
          <table:table-cell table:style-name="ce2" office:value-type="string">
            <text:p>POS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>
            <text:p>sum penalty</text:p>
          </table:table-cell>
          <table:table-cell office:value-type="string">
            <text:p>penalty</text:p>
          </table:table-cell>
          <table:table-cell office:value-type="string">
            <text:p>best</text:p>
          </table:table-cell>
          <table:table-cell office:value-type="string">
            <text:p>worst</text:p>
          </table:table-cell>
          <table:table-cell office:value-type="string">
            <text:p>average</text:p>
          </table:table-cell>
          <table:table-cell office:value-type="string">
            <text:p>AVG PENALTY</text:p>
          </table:table-cell>
          <table:table-cell/>
          <table:table-cell table:style-name="ce2" office:value-type="string">
            <text:p>POS</text:p>
          </table:table-cell>
          <table:table-cell table:number-columns-repeated="2"/>
          <table:table-cell office:value-type="string">
            <text:p>rmalloc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ROUND(AVERAGE([.L39:.N39]); 2)" office:value-type="float" office:value="7.67">
            <text:p>7,6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malloc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ROUND(AVERAGE([.B40:.E40]); 2)" office:value-type="float" office:value="8.75">
            <text:p>8,7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Rmalloc-c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ROUND(AVERAGE([.L40:.N40]); 2)" office:value-type="float" office:value="9.33">
            <text:p>9,3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malloc-c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ROUND(AVERAGE([.B41:.E41]); 2)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Rmalloc-c-m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ROUND(AVERAGE([.L41:.N41]); 2)" office:value-type="float" office:value="4.67">
            <text:p>4,6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malloc-c-m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ROUND(AVERAGE([.B42:.E42]); 2)" office:value-type="float" office:value="24">
            <text:p>2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dlmallo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ROUND(AVERAGE([.L42:.N42]); 2)" office:value-type="float" office:value="3.33">
            <text:p>3,3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lmalloc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ROUND(AVERAGE([.B43:.E43]); 2)" office:value-type="float" office:value="9.25">
            <text:p>9,2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jemalloc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ROUND(AVERAGE([.L43:.N43]); 2)"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jemalloc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ROUND(AVERAGE([.B44:.E44]); 2)" office:value-type="float" office:value="12.75">
            <text:p>12,75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tcmalloc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ROUND(AVERAGE([.L44:.N44]); 2)" office:value-type="float" office:value="12.67">
            <text:p>12,6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tcmalloc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ROUND(AVERAGE([.B45:.E45]); 2)" office:value-type="float" office:value="23">
            <text:p>23</text:p>
          </table:table-cell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 table:number-rows-repeated="104853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00-00-00</text:date>, <text:time style:data-style-name="N2" text:time-value="0000-00-00T16:21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Jansson</meta:initial-creator>
    <meta:creation-date>2014-05-27T19:06:39</meta:creation-date>
    <dc:date>2014-06-01T16:38:28</dc:date>
    <dc:creator>Mikael Jansson</dc:creator>
    <meta:editing-duration>PT1H1M58S</meta:editing-duration>
    <meta:editing-cycles>6</meta:editing-cycles>
    <meta:generator>LibreOffice/4.0.2.2$Linux_x86 LibreOffice_project/400m0$Build-2</meta:generator>
    <meta:document-statistic meta:table-count="1" meta:cell-count="529" meta:object-count="0"/>
  </office:meta>
</office:document-meta>
</file>